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2.49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3">
          <table:table-cell office:value-type="string">
            <text:p>xone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two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xthree</text:p>
          </table:table-cell>
          <table:table-cell table:formula="of:=[.B1]^2" office:value-type="float" office:value="0.01">
            <text:p>0.01</text:p>
          </table:table-cell>
          <table:table-cell table:formula="of:=[.C1]^2" office:value-type="float" office:value="0.04">
            <text:p>0.04</text:p>
          </table:table-cell>
          <table:table-cell table:formula="of:=[.D1]^2" office:value-type="float" office:value="0.09">
            <text:p>0.09</text:p>
          </table:table-cell>
          <table:table-cell table:formula="of:=[.E1]^2" office:value-type="float" office:value="0.16">
            <text:p>0.1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x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yone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wo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ythree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yfour</text:p>
          </table:table-cell>
          <table:table-cell table:formula="of:=[.B8]^3" office:value-type="float" office:value="0.015625">
            <text:p>0.015625</text:p>
          </table:table-cell>
          <table:table-cell table:formula="of:=[.C8]^3" office:value-type="float" office:value="0.125">
            <text:p>0.125</text:p>
          </table:table-cell>
          <table:table-cell table:formula="of:=[.D8]^3" office:value-type="float" office:value="0.421875">
            <text:p>0.421875</text:p>
          </table:table-cell>
          <table:table-cell table:formula="of:=[.E8]^3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17"/>
        </table:table-row>
        <table:table-row table:style-name="ro3">
          <table:table-cell table:style-name="ce1" office:value-type="string">
            <text:p>Pearson</text:p>
          </table:table-cell>
          <table:table-cell table:number-columns-repeated="5"/>
          <table:table-cell table:style-name="ce1" office:value-type="string">
            <text:p>These are distances given by cor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table:formula="of:=CORREL([.B1:.E1];[.B6:.E6])" office:value-type="float" office:value="-1">
            <text:p>-1</text:p>
          </table:table-cell>
          <table:table-cell table:formula="of:=CORREL([.B2:.E2];[.B6:.E6])" office:value-type="float" office:value="0.774596669241483">
            <text:p>0.7745966692</text:p>
          </table:table-cell>
          <table:table-cell table:formula="of:=CORREL([.B3:.E3];[.B6:.E6])" office:value-type="float" office:value="-0.984374038697697">
            <text:p>-0.9843740387</text:p>
          </table:table-cell>
          <table:table-cell table:formula="of:=CORREL([.B4:.E4];[.B6:.E6])" office:value-type="float" office:value="-0.774596669241483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.01562596">
            <text:p>0.01562596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two</text:p>
          </table:table-cell>
          <table:table-cell table:formula="of:=CORREL([.B1:.E1];[.B7:.E7])" office:value-type="float" office:value="-0.894427190999916">
            <text:p>-0.894427191</text:p>
          </table:table-cell>
          <table:table-cell table:formula="of:=CORREL([.B2:.E2];[.B7:.E7])" office:value-type="float" office:value="0.577350269189626">
            <text:p>0.5773502692</text:p>
          </table:table-cell>
          <table:table-cell table:formula="of:=CORREL([.B3:.E3];[.B7:.E7])" office:value-type="float" office:value="-0.880450906325624">
            <text:p>-0.8804509063</text:p>
          </table:table-cell>
          <table:table-cell table:formula="of:=CORREL([.B4:.E4];[.B7:.E7])" office:value-type="float" office:value="-0.577350269189626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.16134198">
            <text:p>0.16134198</text:p>
          </table:table-cell>
        </table:table-row>
        <table:table-row table:style-name="ro3">
          <table:table-cell office:value-type="string">
            <text:p>ythree</text:p>
          </table:table-cell>
          <table:table-cell table:formula="of:=CORREL([.B1:.E1];[.B8:.E8])" office:value-type="float" office:value="1">
            <text:p>1</text:p>
          </table:table-cell>
          <table:table-cell table:formula="of:=CORREL([.B2:.E2];[.B8:.E8])" office:value-type="float" office:value="-0.774596669241483">
            <text:p>-0.7745966692</text:p>
          </table:table-cell>
          <table:table-cell table:formula="of:=CORREL([.B3:.E3];[.B8:.E8])" office:value-type="float" office:value="0.984374038697697">
            <text:p>0.9843740387</text:p>
          </table:table-cell>
          <table:table-cell table:formula="of:=CORREL([.B4:.E4];[.B8:.E8])" office:value-type="float" office:value="0.774596669241483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.01562596">
            <text:p>0.01562596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09">
            <text:p>0.105572809</text:p>
          </table:table-cell>
          <table:table-cell office:value-type="float" office:value="0">
            <text:p>0</text:p>
          </table:table-cell>
          <table:table-cell office:value-type="float" office:value="0.0486301442076">
            <text:p>0.0486301442</text:p>
          </table:table-cell>
        </table:table-row>
        <table:table-row table:style-name="ro3">
          <table:table-cell office:value-type="string">
            <text:p>yfour</text:p>
          </table:table-cell>
          <table:table-cell table:formula="of:=CORREL([.B1:.E1];[.B9:.E9])" office:value-type="float" office:value="0.951369855792404">
            <text:p>0.9513698558</text:p>
          </table:table-cell>
          <table:table-cell table:formula="of:=CORREL([.B2:.E2];[.B9:.E9])" office:value-type="float" office:value="-0.921159901891934">
            <text:p>-0.9211599019</text:p>
          </table:table-cell>
          <table:table-cell table:formula="of:=CORREL([.B3:.E3];[.B9:.E9])" office:value-type="float" office:value="0.99053285189017">
            <text:p>0.9905328519</text:p>
          </table:table-cell>
          <table:table-cell table:formula="of:=CORREL([.B4:.E4];[.B9:.E9])" office:value-type="float" office:value="0.921159901891934">
            <text:p>0.9211599019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13584143">
            <text:p>0.1358414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.0486301442076">
            <text:p>0.0486301442</text:p>
          </table:table-cell>
          <table:table-cell office:value-type="float" office:value="0.16134198">
            <text:p>0.16134198</text:p>
          </table:table-cell>
          <table:table-cell office:value-type="float" office:value="0.0486301442076">
            <text:p>0.0486301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3">
          <table:table-cell table:style-name="ce1" office:value-type="string">
            <text:p>Spearman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-1">
            <text:p>-1</text:p>
          </table:table-cell>
          <table:table-cell office:value-type="float" office:value="0.774596669241">
            <text:p>0.7745966692</text:p>
          </table:table-cell>
          <table:table-cell office:value-type="float" office:value="-1">
            <text:p>-1</text:p>
          </table:table-cell>
          <table:table-cell office:value-type="float" office:value="-0.774596669241">
            <text:p>-0.7745966692</text:p>
          </table:table-cell>
          <table:table-cell/>
          <table:table-cell office:value-type="string">
            <text:p>xon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on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two</text:p>
          </table:table-cell>
          <table:table-cell office:value-type="float" office:value="-0.894427191">
            <text:p>-0.894427191</text:p>
          </table:table-cell>
          <table:table-cell office:value-type="float" office:value="0.57735026919">
            <text:p>0.5773502692</text:p>
          </table:table-cell>
          <table:table-cell office:value-type="float" office:value="-0.894427191">
            <text:p>-0.894427191</text:p>
          </table:table-cell>
          <table:table-cell office:value-type="float" office:value="-0.57735026919">
            <text:p>-0.5773502692</text:p>
          </table:table-cell>
          <table:table-cell/>
          <table:table-cell office:value-type="string">
            <text:p>xtwo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office:value-type="float" office:value="0.10557281">
            <text:p>0.10557281</text:p>
          </table:table-cell>
          <table:table-cell office:value-type="float" office:value="0">
            <text:p>0</text:p>
          </table:table-cell>
          <table:table-cell table:number-columns-repeated="2" office:value-type="float" office:value="0.10557281">
            <text:p>0.10557281</text:p>
          </table:table-cell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three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/>
          <table:table-cell office:value-type="string">
            <text:p>ythree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-0.774596669241">
            <text:p>-0.7745966692</text:p>
          </table:table-cell>
          <table:table-cell office:value-type="float" office:value="1">
            <text:p>1</text:p>
          </table:table-cell>
          <table:table-cell office:value-type="float" office:value="0.774596669241">
            <text:p>0.7745966692</text:p>
          </table:table-cell>
          <table:table-cell/>
          <table:table-cell office:value-type="string">
            <text:p>xfour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 office:value-type="float" office:value="0.22540333">
            <text:p>0.22540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office:value-type="float" office:value="0">
            <text:p>0</text:p>
          </table:table-cell>
          <table:table-cell office:value-type="float" office:value="0.10557281">
            <text:p>0.105572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style-name="ce1" office:value-type="string">
            <text:p>Mutual Info</text:p>
          </table:table-cell>
          <table:table-cell table:number-columns-repeated="16"/>
        </table:table-row>
        <table:table-row table:style-name="ro3">
          <table:table-cell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office:value-type="string">
            <text:p>yon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one</text:p>
          </table:table-cell>
          <table:table-cell table:number-columns-repeated="5"/>
          <table:table-cell office:value-type="string">
            <text:p>yone</text:p>
          </table:table-cell>
          <table:table-cell table:number-columns-repeated="4"/>
        </table:table-row>
        <table:table-row table:style-name="ro3">
          <table:table-cell office:value-type="string">
            <text:p>ytwo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wo</text:p>
          </table:table-cell>
          <table:table-cell table:number-columns-repeated="5"/>
          <table:table-cell office:value-type="string">
            <text:p>ytwo</text:p>
          </table:table-cell>
          <table:table-cell table:number-columns-repeated="4"/>
        </table:table-row>
        <table:table-row table:style-name="ro3">
          <table:table-cell office:value-type="string">
            <text:p>ythree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three</text:p>
          </table:table-cell>
          <table:table-cell table:number-columns-repeated="5"/>
          <table:table-cell office:value-type="string">
            <text:p>ythree</text:p>
          </table:table-cell>
          <table:table-cell table:number-columns-repeated="4"/>
        </table:table-row>
        <table:table-row table:style-name="ro3">
          <table:table-cell office:value-type="string">
            <text:p>yfour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 office:value-type="float" office:value="1">
            <text:p>1</text:p>
          </table:table-cell>
          <table:table-cell office:value-type="float" office:value="0.311278124459133">
            <text:p>0.3112781245</text:p>
          </table:table-cell>
          <table:table-cell/>
          <table:table-cell office:value-type="string">
            <text:p>xfour</text:p>
          </table:table-cell>
          <table:table-cell table:number-columns-repeated="5"/>
          <table:table-cell office:value-type="string">
            <text:p>yfour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3">
          <table:table-cell table:number-columns-repeated="6"/>
          <table:table-cell office:value-type="string">
            <text:p>normalized mutual info</text:p>
          </table:table-cell>
          <table:table-cell office:value-type="string">
            <text:p>xone</text:p>
          </table:table-cell>
          <table:table-cell office:value-type="string">
            <text:p>xtwo</text:p>
          </table:table-cell>
          <table:table-cell office:value-type="string">
            <text:p>xthree</text:p>
          </table:table-cell>
          <table:table-cell office:value-type="string">
            <text:p>xfour</text:p>
          </table:table-cell>
          <table:table-cell table:number-columns-repeated="2"/>
          <table:table-cell office:value-type="string">
            <text:p>yone</text:p>
          </table:table-cell>
          <table:table-cell office:value-type="string">
            <text:p>ytwo</text:p>
          </table:table-cell>
          <table:table-cell office:value-type="string">
            <text:p>ythree</text:p>
          </table:table-cell>
          <table:table-cell office:value-type="string">
            <text:p>yfour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on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two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/>
          <table:table-cell office:value-type="string">
            <text:p>ythree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number-columns-repeated="7"/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 office:value-type="float" office:value="0.65440797">
            <text:p>0.6544079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yfour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4">
          <table:table-cell office:value-type="string">
            <text:p>zone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Discretiz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ztwo</text:p>
          </table:table-cell>
          <table:table-cell office:value-type="float" office:value="-0.01">
            <text:p>-0.01</text:p>
          </table:table-cell>
          <table:table-cell office:value-type="float" office:value="-0.04">
            <text:p>-0.04</text:p>
          </table:table-cell>
          <table:table-cell office:value-type="float" office:value="-0.09">
            <text:p>-0.09</text:p>
          </table:table-cell>
          <table:table-cell office:value-type="float" office:value="-0.16">
            <text:p>-0.16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zthree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zfour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 table:number-rows-repeated="6">
          <table:table-cell table:number-columns-repeated="10"/>
        </table:table-row>
        <table:table-row table:style-name="ro4">
          <table:table-cell table:style-name="ce1"/>
          <table:table-cell table:number-columns-repeated="5"/>
          <table:table-cell table:style-name="ce1"/>
          <table:table-cell table:number-columns-repeated="3"/>
        </table:table-row>
        <table:table-row table:style-name="ro4" table:number-rows-repeated="6">
          <table:table-cell table:number-columns-repeated="10"/>
        </table:table-row>
        <table:table-row table:style-name="ro4">
          <table:table-cell table:style-name="ce1"/>
          <table:table-cell table:number-columns-repeated="9"/>
        </table:table-row>
        <table:table-row table:style-name="ro4" table:number-rows-repeated="6">
          <table:table-cell table:number-columns-repeated="10"/>
        </table:table-row>
        <table:table-row table:style-name="ro4">
          <table:table-cell table:style-name="ce1"/>
          <table:table-cell table:number-columns-repeated="9"/>
        </table:table-row>
        <table:table-row table:style-name="ro4" table:number-rows-repeated="8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 table:number-rows-repeated="1048538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oon</meta:initial-creator>
    <meta:creation-date>2013-11-25T11:22:26</meta:creation-date>
    <dc:date>2013-12-04T08:43:39</dc:date>
    <dc:creator>Joseph Moon</dc:creator>
    <meta:editing-duration>P8DT19H50M24S</meta:editing-duration>
    <meta:editing-cycles>74</meta:editing-cycles>
    <meta:generator>LibreOffice/3.5$Linux_X86_64 LibreOffice_project/350m1$Build-2</meta:generator>
    <meta:document-statistic meta:table-count="3" meta:cell-count="343" meta:object-count="0"/>
  </office:meta>
</office:document-meta>
</file>